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toolbarbutton"/>Toolbarbutton<text:bookmark-end text:name="toolbarbutton"/></text:h>
      <text:p text:style-name="P14"><text:span text:style-name="Source_20_Text">Toolbarbutton is composed of HTML A tag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7"><text:a xlink:type="simple" xlink:href="http://zk1.svn.sourceforge.net/viewvc/zk1/branches/3.5/zul/src/archive/web/zul/css/cmps/toolbar.css.dsp?view=markup">The CSS source of Toolbarbutton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3.2cm" svg:height="0.937cm" draw:z-index="0"><draw:image xlink:href="../images/toolbarbutton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5.689cm" svg:height="3.201cm" draw:z-index="1"><draw:image xlink:href="../images/toolbarbutton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toolbar-button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>-disd</text:p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toolbar-button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6">font-family: <text:span text:style-name="T1">${fontFamilyT}</text:span>; font-size: <text:span text:style-name="T1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6:04:53</dc:date>
    <meta:editing-cycles>26</meta:editing-cycles>
    <meta:editing-duration>PT4H51M1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9" meta:word-count="81" meta:character-count="521"/>
  </office:meta>
</office:document-meta>
</file>